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6.0589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1"/>
          <table:table-cell office:value-type="string" table:style-name="ce1">
            <text:p>Pengirim</text:p>
          </table:table-cell>
          <table:table-cell office:value-type="string" table:style-name="ce1">
            <text:p>Pengirim Bara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&lt;option value="1"&gt;PP_PM&lt;/option&gt;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keupbeautyhouse3</text:p>
          </table:table-cell>
          <table:table-cell office:value-type="string" office:string-value="&lt;option value=&quot;1!&gt;makeupbeautyhouse3&lt;/option&gt;" table:formula="of:=&quot;&lt;option value=&quot;&quot;&quot;&amp;[.B2]&amp;&quot;!&gt;&quot;&amp;[.C2]&amp;&quot;&lt;/option&gt;&quot;" table:style-name="ce1">
            <text:p>&lt;option value="1!&gt;makeupbeautyhouse3&lt;/option&gt;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&lt;option value="1"&gt;PP_PM&lt;/option&gt;</text:p>
          </table:table-cell>
          <table:table-cell office:value-type="float" office:value="2" table:formula="of:=IF([.C3]=[.C2];1;2)" table:style-name="ce1">
            <text:p>2</text:p>
          </table:table-cell>
          <table:table-cell office:value-type="string" table:style-name="ce1">
            <text:p>1920 PHOTOCROMIC</text:p>
          </table:table-cell>
          <table:table-cell office:value-type="string" office:string-value="&lt;option value=&quot;2!&gt;1920 PHOTOCROMIC&lt;/option&gt;" table:formula="of:=&quot;&lt;option value=&quot;&quot;&quot;&amp;[.B3]&amp;&quot;!&gt;&quot;&amp;[.C3]&amp;&quot;&lt;/option&gt;&quot;" table:style-name="ce1">
            <text:p>&lt;option value="2!&gt;1920 PHOTOCROMIC&lt;/option&gt;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" table:formula="of:=IF([.C4]=[.C3];2;3)" table:style-name="ce1">
            <text:p>3</text:p>
          </table:table-cell>
          <table:table-cell office:value-type="string" table:style-name="ce1">
            <text:p>ABILENE STORE</text:p>
          </table:table-cell>
          <table:table-cell office:value-type="string" office:string-value="&lt;option value=&quot;3!&gt;ABILENE STORE&lt;/option&gt;" table:formula="of:=&quot;&lt;option value=&quot;&quot;&quot;&amp;[.B4]&amp;&quot;!&gt;&quot;&amp;[.C4]&amp;&quot;&lt;/option&gt;&quot;" table:style-name="ce1">
            <text:p>&lt;option value="3!&gt;ABILENE STORE&lt;/option&gt;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" table:formula="of:=IF([.C5]=[.C4];3;4)" table:style-name="ce1">
            <text:p>4</text:p>
          </table:table-cell>
          <table:table-cell office:value-type="string" table:style-name="ce1">
            <text:p>Advan Official Store</text:p>
          </table:table-cell>
          <table:table-cell office:value-type="string" office:string-value="&lt;option value=&quot;4!&gt;Advan Official Store&lt;/option&gt;" table:formula="of:=&quot;&lt;option value=&quot;&quot;&quot;&amp;[.B5]&amp;&quot;!&gt;&quot;&amp;[.C5]&amp;&quot;&lt;/option&gt;&quot;" table:style-name="ce1">
            <text:p>&lt;option value="4!&gt;Advan Official Store&lt;/option&gt;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5" table:formula="of:=IF([.C6]=[.C5];4;5)" table:style-name="ce1">
            <text:p>5</text:p>
          </table:table-cell>
          <table:table-cell office:value-type="string" table:style-name="ce1">
            <text:p>ADVANCE.ANDINI</text:p>
          </table:table-cell>
          <table:table-cell office:value-type="string" office:string-value="&lt;option value=&quot;5!&gt;ADVANCE.ANDINI&lt;/option&gt;" table:formula="of:=&quot;&lt;option value=&quot;&quot;&quot;&amp;[.B6]&amp;&quot;!&gt;&quot;&amp;[.C6]&amp;&quot;&lt;/option&gt;&quot;" table:style-name="ce1">
            <text:p>&lt;option value="5!&gt;ADVANCE.ANDINI&lt;/option&gt;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6" table:formula="of:=IF([.C7]=[.C6];5;6)" table:style-name="ce1">
            <text:p>6</text:p>
          </table:table-cell>
          <table:table-cell office:value-type="string" table:style-name="ce1">
            <text:p>ADVANCEDIGITAL</text:p>
          </table:table-cell>
          <table:table-cell office:value-type="string" office:string-value="&lt;option value=&quot;6!&gt;ADVANCEDIGITAL&lt;/option&gt;" table:formula="of:=&quot;&lt;option value=&quot;&quot;&quot;&amp;[.B7]&amp;&quot;!&gt;&quot;&amp;[.C7]&amp;&quot;&lt;/option&gt;&quot;" table:style-name="ce1">
            <text:p>&lt;option value="6!&gt;ADVANCEDIGITAL&lt;/option&gt;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7" table:formula="of:=IF([.C8]=[.C7];6;7)" table:style-name="ce1">
            <text:p>7</text:p>
          </table:table-cell>
          <table:table-cell office:value-type="string" table:style-name="ce1">
            <text:p>aidahijabers</text:p>
          </table:table-cell>
          <table:table-cell office:value-type="string" office:string-value="&lt;option value=&quot;7!&gt;aidahijabers&lt;/option&gt;" table:formula="of:=&quot;&lt;option value=&quot;&quot;&quot;&amp;[.B8]&amp;&quot;!&gt;&quot;&amp;[.C8]&amp;&quot;&lt;/option&gt;&quot;" table:style-name="ce1">
            <text:p>&lt;option value="7!&gt;aidahijabers&lt;/option&gt;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8" table:formula="of:=IF([.C9]=[.C8];7;8)" table:style-name="ce1">
            <text:p>8</text:p>
          </table:table-cell>
          <table:table-cell office:value-type="string" table:style-name="ce1">
            <text:p>Akusara fashion</text:p>
          </table:table-cell>
          <table:table-cell office:value-type="string" office:string-value="&lt;option value=&quot;8!&gt;Akusara fashion&lt;/option&gt;" table:formula="of:=&quot;&lt;option value=&quot;&quot;&quot;&amp;[.B9]&amp;&quot;!&gt;&quot;&amp;[.C9]&amp;&quot;&lt;/option&gt;&quot;" table:style-name="ce1">
            <text:p>&lt;option value="8!&gt;Akusara fashion&lt;/option&gt;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9" table:formula="of:=IF([.C10]=[.C9];8;9)" table:style-name="ce1">
            <text:p>9</text:p>
          </table:table-cell>
          <table:table-cell office:value-type="string" table:style-name="ce1">
            <text:p>akusara fashionable</text:p>
          </table:table-cell>
          <table:table-cell office:value-type="string" office:string-value="&lt;option value=&quot;9!&gt;akusara fashionable&lt;/option&gt;" table:formula="of:=&quot;&lt;option value=&quot;&quot;&quot;&amp;[.B10]&amp;&quot;!&gt;&quot;&amp;[.C10]&amp;&quot;&lt;/option&gt;&quot;" table:style-name="ce1">
            <text:p>&lt;option value="9!&gt;akusara fashionable&lt;/option&gt;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" table:formula="of:=IF([.C11]=[.C10];9;10)" table:style-name="ce1">
            <text:p>10</text:p>
          </table:table-cell>
          <table:table-cell office:value-type="string" table:style-name="ce1">
            <text:p>ALFA_BATIK</text:p>
          </table:table-cell>
          <table:table-cell office:value-type="string" office:string-value="&lt;option value=&quot;10!&gt;ALFA_BATIK&lt;/option&gt;" table:formula="of:=&quot;&lt;option value=&quot;&quot;&quot;&amp;[.B11]&amp;&quot;!&gt;&quot;&amp;[.C11]&amp;&quot;&lt;/option&gt;&quot;" table:style-name="ce1">
            <text:p>&lt;option value="10!&gt;ALFA_BATIK&lt;/option&gt;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1" table:formula="of:=IF([.C12]=[.C11];10;11)" table:style-name="ce1">
            <text:p>11</text:p>
          </table:table-cell>
          <table:table-cell office:value-type="string" table:style-name="ce1">
            <text:p>Arrazaqu collection</text:p>
          </table:table-cell>
          <table:table-cell office:value-type="string" office:string-value="&lt;option value=&quot;11!&gt;Arrazaqu collection&lt;/option&gt;" table:formula="of:=&quot;&lt;option value=&quot;&quot;&quot;&amp;[.B12]&amp;&quot;!&gt;&quot;&amp;[.C12]&amp;&quot;&lt;/option&gt;&quot;" table:style-name="ce1">
            <text:p>&lt;option value="11!&gt;Arrazaqu collection&lt;/option&gt;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2" table:formula="of:=IF([.C13]=[.C12];11;12)" table:style-name="ce1">
            <text:p>12</text:p>
          </table:table-cell>
          <table:table-cell office:value-type="string" table:style-name="ce1">
            <text:p>ARTANG.ID</text:p>
          </table:table-cell>
          <table:table-cell office:value-type="string" office:string-value="&lt;option value=&quot;12!&gt;ARTANG.ID&lt;/option&gt;" table:formula="of:=&quot;&lt;option value=&quot;&quot;&quot;&amp;[.B13]&amp;&quot;!&gt;&quot;&amp;[.C13]&amp;&quot;&lt;/option&gt;&quot;" table:style-name="ce1">
            <text:p>&lt;option value="12!&gt;ARTANG.ID&lt;/option&gt;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3" table:formula="of:=IF([.C14]=[.C13];12;13)" table:style-name="ce1">
            <text:p>13</text:p>
          </table:table-cell>
          <table:table-cell office:value-type="string" table:style-name="ce1">
            <text:p>ayahikhsan123<text:s/></text:p>
          </table:table-cell>
          <table:table-cell office:value-type="string" office:string-value="&lt;option value=&quot;13!&gt;ayahikhsan123 &lt;/option&gt;" table:formula="of:=&quot;&lt;option value=&quot;&quot;&quot;&amp;[.B14]&amp;&quot;!&gt;&quot;&amp;[.C14]&amp;&quot;&lt;/option&gt;&quot;" table:style-name="ce1">
            <text:p>&lt;option value="13!&gt;ayahikhsan123 &lt;/option&gt;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azzahst0r3</text:p>
          </table:table-cell>
          <table:table-cell office:value-type="string" office:string-value="&lt;option value=&quot;14!&gt;azzahst0r3&lt;/option&gt;" table:formula="of:=&quot;&lt;option value=&quot;&quot;&quot;&amp;[.B15]&amp;&quot;!&gt;&quot;&amp;[.C15]&amp;&quot;&lt;/option&gt;&quot;" table:style-name="ce1">
            <text:p>&lt;option value="14!&gt;azzahst0r3&lt;/option&gt;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5" table:formula="of:=IF([.C16]=[.C15];14;15)" table:style-name="ce1">
            <text:p>15</text:p>
          </table:table-cell>
          <table:table-cell office:value-type="string" table:style-name="ce1">
            <text:p>Banca52</text:p>
          </table:table-cell>
          <table:table-cell office:value-type="string" office:string-value="&lt;option value=&quot;15!&gt;Banca52&lt;/option&gt;" table:formula="of:=&quot;&lt;option value=&quot;&quot;&quot;&amp;[.B16]&amp;&quot;!&gt;&quot;&amp;[.C16]&amp;&quot;&lt;/option&gt;&quot;" table:style-name="ce1">
            <text:p>&lt;option value="15!&gt;Banca52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table:formula="of:=IF([.C17]=[.C16];15;16)" table:style-name="ce1">
            <text:p>16</text:p>
          </table:table-cell>
          <table:table-cell office:value-type="string" table:style-name="ce1">
            <text:p>BARAKAHSTORE99</text:p>
          </table:table-cell>
          <table:table-cell office:value-type="string" office:string-value="&lt;option value=&quot;16!&gt;BARAKAHSTORE99&lt;/option&gt;" table:formula="of:=&quot;&lt;option value=&quot;&quot;&quot;&amp;[.B17]&amp;&quot;!&gt;&quot;&amp;[.C17]&amp;&quot;&lt;/option&gt;&quot;" table:style-name="ce1">
            <text:p>&lt;option value="16!&gt;BARAKAHSTORE99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" table:formula="of:=IF([.C18]=[.C17];16;17)" table:style-name="ce1">
            <text:p>17</text:p>
          </table:table-cell>
          <table:table-cell office:value-type="string" table:style-name="ce1">
            <text:p>BARBERSUPPLY INDO WAHL</text:p>
          </table:table-cell>
          <table:table-cell office:value-type="string" office:string-value="&lt;option value=&quot;17!&gt;BARBERSUPPLY INDO WAHL&lt;/option&gt;" table:formula="of:=&quot;&lt;option value=&quot;&quot;&quot;&amp;[.B18]&amp;&quot;!&gt;&quot;&amp;[.C18]&amp;&quot;&lt;/option&gt;&quot;" table:style-name="ce1">
            <text:p>&lt;option value="17!&gt;BARBERSUPPLY INDO WAHL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" table:formula="of:=IF([.C19]=[.C18];17;18)" table:style-name="ce1">
            <text:p>18</text:p>
          </table:table-cell>
          <table:table-cell office:value-type="string" table:style-name="ce1">
            <text:p>basmala_shop</text:p>
          </table:table-cell>
          <table:table-cell office:value-type="string" office:string-value="&lt;option value=&quot;18!&gt;basmala_shop&lt;/option&gt;" table:formula="of:=&quot;&lt;option value=&quot;&quot;&quot;&amp;[.B19]&amp;&quot;!&gt;&quot;&amp;[.C19]&amp;&quot;&lt;/option&gt;&quot;" table:style-name="ce1">
            <text:p>&lt;option value="18!&gt;basmala_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string" table:style-name="ce1">
            <text:p>BERKAHI SHOP</text:p>
          </table:table-cell>
          <table:table-cell office:value-type="string" office:string-value="&lt;option value=&quot;19!&gt;BERKAHI SHOP&lt;/option&gt;" table:formula="of:=&quot;&lt;option value=&quot;&quot;&quot;&amp;[.B20]&amp;&quot;!&gt;&quot;&amp;[.C20]&amp;&quot;&lt;/option&gt;&quot;" table:style-name="ce1">
            <text:p>&lt;option value="19!&gt;BERKAHI 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formula="of:=IF([.C21]=[.C20];19;20)" table:style-name="ce1">
            <text:p>20</text:p>
          </table:table-cell>
          <table:table-cell office:value-type="string" table:style-name="ce1">
            <text:p>BEST GIFTS</text:p>
          </table:table-cell>
          <table:table-cell office:value-type="string" office:string-value="&lt;option value=&quot;20!&gt;BEST GIFTS&lt;/option&gt;" table:formula="of:=&quot;&lt;option value=&quot;&quot;&quot;&amp;[.B21]&amp;&quot;!&gt;&quot;&amp;[.C21]&amp;&quot;&lt;/option&gt;&quot;" table:style-name="ce1">
            <text:p>&lt;option value="20!&gt;BEST GIFTS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" table:formula="of:=IF([.C22]=[.C21];20;21)" table:style-name="ce1">
            <text:p>21</text:p>
          </table:table-cell>
          <table:table-cell office:value-type="string" table:style-name="ce1">
            <text:p>Beutyfashion28</text:p>
          </table:table-cell>
          <table:table-cell office:value-type="string" office:string-value="&lt;option value=&quot;21!&gt;Beutyfashion28&lt;/option&gt;" table:formula="of:=&quot;&lt;option value=&quot;&quot;&quot;&amp;[.B22]&amp;&quot;!&gt;&quot;&amp;[.C22]&amp;&quot;&lt;/option&gt;&quot;" table:style-name="ce1">
            <text:p>&lt;option value="21!&gt;Beutyfashion28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" table:formula="of:=IF([.C23]=[.C22];21;22)" table:style-name="ce1">
            <text:p>22</text:p>
          </table:table-cell>
          <table:table-cell office:value-type="string" table:style-name="ce1">
            <text:p>Bless StoreID</text:p>
          </table:table-cell>
          <table:table-cell office:value-type="string" office:string-value="&lt;option value=&quot;22!&gt;Bless StoreID&lt;/option&gt;" table:formula="of:=&quot;&lt;option value=&quot;&quot;&quot;&amp;[.B23]&amp;&quot;!&gt;&quot;&amp;[.C23]&amp;&quot;&lt;/option&gt;&quot;" table:style-name="ce1">
            <text:p>&lt;option value="22!&gt;Bless StoreID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" table:formula="of:=IF([.C24]=[.C23];22;23)" table:style-name="ce1">
            <text:p>23</text:p>
          </table:table-cell>
          <table:table-cell office:value-type="string" table:style-name="ce1">
            <text:p>Bsclothing</text:p>
          </table:table-cell>
          <table:table-cell office:value-type="string" office:string-value="&lt;option value=&quot;23!&gt;Bsclothing&lt;/option&gt;" table:formula="of:=&quot;&lt;option value=&quot;&quot;&quot;&amp;[.B24]&amp;&quot;!&gt;&quot;&amp;[.C24]&amp;&quot;&lt;/option&gt;&quot;" table:style-name="ce1">
            <text:p>&lt;option value="23!&gt;Bsclothing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" table:formula="of:=IF([.C25]=[.C24];23;24)" table:style-name="ce1">
            <text:p>24</text:p>
          </table:table-cell>
          <table:table-cell office:value-type="string" table:style-name="ce1">
            <text:p>Chaya Jewel ID</text:p>
          </table:table-cell>
          <table:table-cell office:value-type="string" office:string-value="&lt;option value=&quot;24!&gt;Chaya Jewel ID&lt;/option&gt;" table:formula="of:=&quot;&lt;option value=&quot;&quot;&quot;&amp;[.B25]&amp;&quot;!&gt;&quot;&amp;[.C25]&amp;&quot;&lt;/option&gt;&quot;" table:style-name="ce1">
            <text:p>&lt;option value="24!&gt;Chaya Jewel ID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" table:formula="of:=IF([.C26]=[.C25];24;25)" table:style-name="ce1">
            <text:p>25</text:p>
          </table:table-cell>
          <table:table-cell office:value-type="string" table:style-name="ce1">
            <text:p>cincaishop97</text:p>
          </table:table-cell>
          <table:table-cell office:value-type="string" office:string-value="&lt;option value=&quot;25!&gt;cincaishop97&lt;/option&gt;" table:formula="of:=&quot;&lt;option value=&quot;&quot;&quot;&amp;[.B26]&amp;&quot;!&gt;&quot;&amp;[.C26]&amp;&quot;&lt;/option&gt;&quot;" table:style-name="ce1">
            <text:p>&lt;option value="25!&gt;cincaishop97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" table:formula="of:=IF([.C27]=[.C26];25;26)" table:style-name="ce1">
            <text:p>26</text:p>
          </table:table-cell>
          <table:table-cell office:value-type="string" table:style-name="ce1">
            <text:p>CingkunekBabyKids</text:p>
          </table:table-cell>
          <table:table-cell office:value-type="string" office:string-value="&lt;option value=&quot;26!&gt;CingkunekBabyKids&lt;/option&gt;" table:formula="of:=&quot;&lt;option value=&quot;&quot;&quot;&amp;[.B27]&amp;&quot;!&gt;&quot;&amp;[.C27]&amp;&quot;&lt;/option&gt;&quot;" table:style-name="ce1">
            <text:p>&lt;option value="26!&gt;CingkunekBabyKids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" table:formula="of:=IF([.C28]=[.C27];26;27)" table:style-name="ce1">
            <text:p>27</text:p>
          </table:table-cell>
          <table:table-cell office:value-type="string" table:style-name="ce1">
            <text:p>cokilek store</text:p>
          </table:table-cell>
          <table:table-cell office:value-type="string" office:string-value="&lt;option value=&quot;27!&gt;cokilek store&lt;/option&gt;" table:formula="of:=&quot;&lt;option value=&quot;&quot;&quot;&amp;[.B28]&amp;&quot;!&gt;&quot;&amp;[.C28]&amp;&quot;&lt;/option&gt;&quot;" table:style-name="ce1">
            <text:p>&lt;option value="27!&gt;cokilek 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" table:formula="of:=IF([.C29]=[.C28];27;28)" table:style-name="ce1">
            <text:p>28</text:p>
          </table:table-cell>
          <table:table-cell office:value-type="string" table:style-name="ce1">
            <text:p>COMFY WEAR</text:p>
          </table:table-cell>
          <table:table-cell office:value-type="string" office:string-value="&lt;option value=&quot;28!&gt;COMFY WEAR&lt;/option&gt;" table:formula="of:=&quot;&lt;option value=&quot;&quot;&quot;&amp;[.B29]&amp;&quot;!&gt;&quot;&amp;[.C29]&amp;&quot;&lt;/option&gt;&quot;" table:style-name="ce1">
            <text:p>&lt;option value="28!&gt;COMFY WEAR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" table:formula="of:=IF([.C30]=[.C29];28;29)" table:style-name="ce1">
            <text:p>29</text:p>
          </table:table-cell>
          <table:table-cell office:value-type="string" table:style-name="ce1">
            <text:p>Cpai Gadgets</text:p>
          </table:table-cell>
          <table:table-cell office:value-type="string" office:string-value="&lt;option value=&quot;29!&gt;Cpai Gadgets&lt;/option&gt;" table:formula="of:=&quot;&lt;option value=&quot;&quot;&quot;&amp;[.B30]&amp;&quot;!&gt;&quot;&amp;[.C30]&amp;&quot;&lt;/option&gt;&quot;" table:style-name="ce1">
            <text:p>&lt;option value="29!&gt;Cpai Gadgets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" table:formula="of:=IF([.C31]=[.C30];29;30)" table:style-name="ce1">
            <text:p>30</text:p>
          </table:table-cell>
          <table:table-cell office:value-type="string" table:style-name="ce1">
            <text:p>DIMSSCO</text:p>
          </table:table-cell>
          <table:table-cell office:value-type="string" office:string-value="&lt;option value=&quot;30!&gt;DIMSSCO&lt;/option&gt;" table:formula="of:=&quot;&lt;option value=&quot;&quot;&quot;&amp;[.B31]&amp;&quot;!&gt;&quot;&amp;[.C31]&amp;&quot;&lt;/option&gt;&quot;" table:style-name="ce1">
            <text:p>&lt;option value="30!&gt;DIMSSCO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string" table:style-name="ce1">
            <text:p>DIMSSCO</text:p>
          </table:table-cell>
          <table:table-cell office:value-type="string" office:string-value="&lt;option value=&quot;31!&gt;DIMSSCO&lt;/option&gt;" table:formula="of:=&quot;&lt;option value=&quot;&quot;&quot;&amp;[.B32]&amp;&quot;!&gt;&quot;&amp;[.C32]&amp;&quot;&lt;/option&gt;&quot;" table:style-name="ce1">
            <text:p>&lt;option value="31!&gt;DIMSSCO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" table:formula="of:=[.B32]+1" table:style-name="ce1">
            <text:p>32</text:p>
          </table:table-cell>
          <table:table-cell office:value-type="string" table:style-name="ce1">
            <text:p>Doferin</text:p>
          </table:table-cell>
          <table:table-cell office:value-type="string" office:string-value="&lt;option value=&quot;32!&gt;Doferin&lt;/option&gt;" table:formula="of:=&quot;&lt;option value=&quot;&quot;&quot;&amp;[.B33]&amp;&quot;!&gt;&quot;&amp;[.C33]&amp;&quot;&lt;/option&gt;&quot;" table:style-name="ce1">
            <text:p>&lt;option value="32!&gt;Doferin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" table:formula="of:=[.B33]+1" table:style-name="ce1">
            <text:p>33</text:p>
          </table:table-cell>
          <table:table-cell office:value-type="string" table:style-name="ce1">
            <text:p>Dojo Buku</text:p>
          </table:table-cell>
          <table:table-cell office:value-type="string" office:string-value="&lt;option value=&quot;33!&gt;Dojo Buku&lt;/option&gt;" table:formula="of:=&quot;&lt;option value=&quot;&quot;&quot;&amp;[.B34]&amp;&quot;!&gt;&quot;&amp;[.C34]&amp;&quot;&lt;/option&gt;&quot;" table:style-name="ce1">
            <text:p>&lt;option value="33!&gt;Dojo Buku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4" table:formula="of:=[.B34]+1" table:style-name="ce1">
            <text:p>34</text:p>
          </table:table-cell>
          <table:table-cell office:value-type="string" table:style-name="ce1">
            <text:p>Dungkan Muslim Store</text:p>
          </table:table-cell>
          <table:table-cell office:value-type="string" office:string-value="&lt;option value=&quot;34!&gt;Dungkan Muslim Store&lt;/option&gt;" table:formula="of:=&quot;&lt;option value=&quot;&quot;&quot;&amp;[.B35]&amp;&quot;!&gt;&quot;&amp;[.C35]&amp;&quot;&lt;/option&gt;&quot;" table:style-name="ce1">
            <text:p>&lt;option value="34!&gt;Dungkan Muslim 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" table:formula="of:=[.B35]+1" table:style-name="ce1">
            <text:p>35</text:p>
          </table:table-cell>
          <table:table-cell office:value-type="string" table:style-name="ce1">
            <text:p>Dzikricollection</text:p>
          </table:table-cell>
          <table:table-cell office:value-type="string" office:string-value="&lt;option value=&quot;35!&gt;Dzikricollection&lt;/option&gt;" table:formula="of:=&quot;&lt;option value=&quot;&quot;&quot;&amp;[.B36]&amp;&quot;!&gt;&quot;&amp;[.C36]&amp;&quot;&lt;/option&gt;&quot;" table:style-name="ce1">
            <text:p>&lt;option value="35!&gt;Dzikricollection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6" table:formula="of:=[.B36]+1" table:style-name="ce1">
            <text:p>36</text:p>
          </table:table-cell>
          <table:table-cell office:value-type="string" table:style-name="ce1">
            <text:p>EIGHTANCY STORE</text:p>
          </table:table-cell>
          <table:table-cell office:value-type="string" office:string-value="&lt;option value=&quot;36!&gt;EIGHTANCY STORE&lt;/option&gt;" table:formula="of:=&quot;&lt;option value=&quot;&quot;&quot;&amp;[.B37]&amp;&quot;!&gt;&quot;&amp;[.C37]&amp;&quot;&lt;/option&gt;&quot;" table:style-name="ce1">
            <text:p>&lt;option value="36!&gt;EIGHTANCY 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7" table:formula="of:=[.B37]+1" table:style-name="ce1">
            <text:p>37</text:p>
          </table:table-cell>
          <table:table-cell office:value-type="string" table:style-name="ce1">
            <text:p>ellenoirclothing</text:p>
          </table:table-cell>
          <table:table-cell office:value-type="string" office:string-value="&lt;option value=&quot;37!&gt;ellenoirclothing&lt;/option&gt;" table:formula="of:=&quot;&lt;option value=&quot;&quot;&quot;&amp;[.B38]&amp;&quot;!&gt;&quot;&amp;[.C38]&amp;&quot;&lt;/option&gt;&quot;" table:style-name="ce1">
            <text:p>&lt;option value="37!&gt;ellenoirclothing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8" table:formula="of:=[.B38]+1" table:style-name="ce1">
            <text:p>38</text:p>
          </table:table-cell>
          <table:table-cell office:value-type="string" table:style-name="ce1">
            <text:p>emil2435</text:p>
          </table:table-cell>
          <table:table-cell office:value-type="string" office:string-value="&lt;option value=&quot;38!&gt;emil2435&lt;/option&gt;" table:formula="of:=&quot;&lt;option value=&quot;&quot;&quot;&amp;[.B39]&amp;&quot;!&gt;&quot;&amp;[.C39]&amp;&quot;&lt;/option&gt;&quot;" table:style-name="ce1">
            <text:p>&lt;option value="38!&gt;emil2435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9" table:formula="of:=[.B39]+1" table:style-name="ce1">
            <text:p>39</text:p>
          </table:table-cell>
          <table:table-cell office:value-type="string" table:style-name="ce1">
            <text:p>Emscent</text:p>
          </table:table-cell>
          <table:table-cell office:value-type="string" office:string-value="&lt;option value=&quot;39!&gt;Emscent&lt;/option&gt;" table:formula="of:=&quot;&lt;option value=&quot;&quot;&quot;&amp;[.B40]&amp;&quot;!&gt;&quot;&amp;[.C40]&amp;&quot;&lt;/option&gt;&quot;" table:style-name="ce1">
            <text:p>&lt;option value="39!&gt;Emscent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" table:formula="of:=[.B40]+1" table:style-name="ce1">
            <text:p>40</text:p>
          </table:table-cell>
          <table:table-cell office:value-type="string" table:style-name="ce1">
            <text:p>emscent id official shop</text:p>
          </table:table-cell>
          <table:table-cell office:value-type="string" office:string-value="&lt;option value=&quot;40!&gt;emscent id official shop&lt;/option&gt;" table:formula="of:=&quot;&lt;option value=&quot;&quot;&quot;&amp;[.B41]&amp;&quot;!&gt;&quot;&amp;[.C41]&amp;&quot;&lt;/option&gt;&quot;" table:style-name="ce1">
            <text:p>&lt;option value="40!&gt;emscent id official 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" table:formula="of:=[.B41]+1" table:style-name="ce1">
            <text:p>41</text:p>
          </table:table-cell>
          <table:table-cell office:value-type="string" table:style-name="ce1">
            <text:p>En Ligne Official Shop</text:p>
          </table:table-cell>
          <table:table-cell office:value-type="string" office:string-value="&lt;option value=&quot;41!&gt;En Ligne Official Shop&lt;/option&gt;" table:formula="of:=&quot;&lt;option value=&quot;&quot;&quot;&amp;[.B42]&amp;&quot;!&gt;&quot;&amp;[.C42]&amp;&quot;&lt;/option&gt;&quot;" table:style-name="ce1">
            <text:p>&lt;option value="41!&gt;En Ligne Official 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" table:formula="of:=[.B42]+1" table:style-name="ce1">
            <text:p>42</text:p>
          </table:table-cell>
          <table:table-cell office:value-type="string" table:style-name="ce1">
            <text:p>ERA JAYA "88"</text:p>
          </table:table-cell>
          <table:table-cell office:value-type="string" office:string-value="&lt;option value=&quot;42!&gt;ERA JAYA &quot;88&quot;&lt;/option&gt;" table:formula="of:=&quot;&lt;option value=&quot;&quot;&quot;&amp;[.B43]&amp;&quot;!&gt;&quot;&amp;[.C43]&amp;&quot;&lt;/option&gt;&quot;" table:style-name="ce1">
            <text:p>&lt;option value="42!&gt;ERA JAYA "88"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" table:formula="of:=[.B43]+1" table:style-name="ce1">
            <text:p>43</text:p>
          </table:table-cell>
          <table:table-cell office:value-type="string" table:style-name="ce1">
            <text:p>eyewer good</text:p>
          </table:table-cell>
          <table:table-cell office:value-type="string" office:string-value="&lt;option value=&quot;43!&gt;eyewer good&lt;/option&gt;" table:formula="of:=&quot;&lt;option value=&quot;&quot;&quot;&amp;[.B44]&amp;&quot;!&gt;&quot;&amp;[.C44]&amp;&quot;&lt;/option&gt;&quot;" table:style-name="ce1">
            <text:p>&lt;option value="43!&gt;eyewer good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4" table:formula="of:=[.B44]+1" table:style-name="ce1">
            <text:p>44</text:p>
          </table:table-cell>
          <table:table-cell office:value-type="string" table:style-name="ce1">
            <text:p>Faqih Computer</text:p>
          </table:table-cell>
          <table:table-cell office:value-type="string" office:string-value="&lt;option value=&quot;44!&gt;Faqih Computer&lt;/option&gt;" table:formula="of:=&quot;&lt;option value=&quot;&quot;&quot;&amp;[.B45]&amp;&quot;!&gt;&quot;&amp;[.C45]&amp;&quot;&lt;/option&gt;&quot;" table:style-name="ce1">
            <text:p>&lt;option value="44!&gt;Faqih Computer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5" table:formula="of:=[.B45]+1" table:style-name="ce1">
            <text:p>45</text:p>
          </table:table-cell>
          <table:table-cell office:value-type="string" table:style-name="ce1">
            <text:p>FLIMTY FIBER SHOPPING</text:p>
          </table:table-cell>
          <table:table-cell office:value-type="string" office:string-value="&lt;option value=&quot;45!&gt;FLIMTY FIBER SHOPPING&lt;/option&gt;" table:formula="of:=&quot;&lt;option value=&quot;&quot;&quot;&amp;[.B46]&amp;&quot;!&gt;&quot;&amp;[.C46]&amp;&quot;&lt;/option&gt;&quot;" table:style-name="ce1">
            <text:p>&lt;option value="45!&gt;FLIMTY FIBER SHOPPING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6" table:formula="of:=[.B46]+1" table:style-name="ce1">
            <text:p>46</text:p>
          </table:table-cell>
          <table:table-cell office:value-type="string" table:style-name="ce1">
            <text:p>Gadget Etalase</text:p>
          </table:table-cell>
          <table:table-cell office:value-type="string" office:string-value="&lt;option value=&quot;46!&gt;Gadget Etalase&lt;/option&gt;" table:formula="of:=&quot;&lt;option value=&quot;&quot;&quot;&amp;[.B47]&amp;&quot;!&gt;&quot;&amp;[.C47]&amp;&quot;&lt;/option&gt;&quot;" table:style-name="ce1">
            <text:p>&lt;option value="46!&gt;Gadget Etalas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" table:formula="of:=[.B47]+1" table:style-name="ce1">
            <text:p>47</text:p>
          </table:table-cell>
          <table:table-cell office:value-type="string" table:style-name="ce1">
            <text:p>Galeri Express</text:p>
          </table:table-cell>
          <table:table-cell office:value-type="string" office:string-value="&lt;option value=&quot;47!&gt;Galeri Express&lt;/option&gt;" table:formula="of:=&quot;&lt;option value=&quot;&quot;&quot;&amp;[.B48]&amp;&quot;!&gt;&quot;&amp;[.C48]&amp;&quot;&lt;/option&gt;&quot;" table:style-name="ce1">
            <text:p>&lt;option value="47!&gt;Galeri Express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8" table:formula="of:=[.B48]+1" table:style-name="ce1">
            <text:p>48</text:p>
          </table:table-cell>
          <table:table-cell office:value-type="string" table:style-name="ce1">
            <text:p>Galeri Rumahku</text:p>
          </table:table-cell>
          <table:table-cell office:value-type="string" office:string-value="&lt;option value=&quot;48!&gt;Galeri Rumahku&lt;/option&gt;" table:formula="of:=&quot;&lt;option value=&quot;&quot;&quot;&amp;[.B49]&amp;&quot;!&gt;&quot;&amp;[.C49]&amp;&quot;&lt;/option&gt;&quot;" table:style-name="ce1">
            <text:p>&lt;option value="48!&gt;Galeri Rumahku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9" table:formula="of:=[.B49]+1" table:style-name="ce1">
            <text:p>49</text:p>
          </table:table-cell>
          <table:table-cell office:value-type="string" table:style-name="ce1">
            <text:p>gpa_autoaccesories</text:p>
          </table:table-cell>
          <table:table-cell office:value-type="string" office:string-value="&lt;option value=&quot;49!&gt;gpa_autoaccesories&lt;/option&gt;" table:formula="of:=&quot;&lt;option value=&quot;&quot;&quot;&amp;[.B50]&amp;&quot;!&gt;&quot;&amp;[.C50]&amp;&quot;&lt;/option&gt;&quot;" table:style-name="ce1">
            <text:p>&lt;option value="49!&gt;gpa_autoaccesories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" table:formula="of:=[.B50]+1" table:style-name="ce1">
            <text:p>50</text:p>
          </table:table-cell>
          <table:table-cell office:value-type="string" table:style-name="ce1">
            <text:p>GRACIAS LABEL</text:p>
          </table:table-cell>
          <table:table-cell office:value-type="string" office:string-value="&lt;option value=&quot;50!&gt;GRACIAS LABEL&lt;/option&gt;" table:formula="of:=&quot;&lt;option value=&quot;&quot;&quot;&amp;[.B51]&amp;&quot;!&gt;&quot;&amp;[.C51]&amp;&quot;&lt;/option&gt;&quot;" table:style-name="ce1">
            <text:p>&lt;option value="50!&gt;GRACIAS LABEL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" table:formula="of:=[.B51]+1" table:style-name="ce1">
            <text:p>51</text:p>
          </table:table-cell>
          <table:table-cell office:value-type="string" table:style-name="ce1">
            <text:p>Haagen Petshop</text:p>
          </table:table-cell>
          <table:table-cell office:value-type="string" office:string-value="&lt;option value=&quot;51!&gt;Haagen Petshop&lt;/option&gt;" table:formula="of:=&quot;&lt;option value=&quot;&quot;&quot;&amp;[.B52]&amp;&quot;!&gt;&quot;&amp;[.C52]&amp;&quot;&lt;/option&gt;&quot;" table:style-name="ce1">
            <text:p>&lt;option value="51!&gt;Haagen Pet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" table:formula="of:=[.B52]+1" table:style-name="ce1">
            <text:p>52</text:p>
          </table:table-cell>
          <table:table-cell office:value-type="string" table:style-name="ce1">
            <text:p>Hanadora Official Shop</text:p>
          </table:table-cell>
          <table:table-cell office:value-type="string" office:string-value="&lt;option value=&quot;52!&gt;Hanadora Official Shop&lt;/option&gt;" table:formula="of:=&quot;&lt;option value=&quot;&quot;&quot;&amp;[.B53]&amp;&quot;!&gt;&quot;&amp;[.C53]&amp;&quot;&lt;/option&gt;&quot;" table:style-name="ce1">
            <text:p>&lt;option value="52!&gt;Hanadora Official 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3" table:formula="of:=[.B53]+1" table:style-name="ce1">
            <text:p>53</text:p>
          </table:table-cell>
          <table:table-cell office:value-type="string" table:style-name="ce1">
            <text:p>Healthy Grocery</text:p>
          </table:table-cell>
          <table:table-cell office:value-type="string" office:string-value="&lt;option value=&quot;53!&gt;Healthy Grocery&lt;/option&gt;" table:formula="of:=&quot;&lt;option value=&quot;&quot;&quot;&amp;[.B54]&amp;&quot;!&gt;&quot;&amp;[.C54]&amp;&quot;&lt;/option&gt;&quot;" table:style-name="ce1">
            <text:p>&lt;option value="53!&gt;Healthy Grocery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4" table:formula="of:=[.B54]+1" table:style-name="ce1">
            <text:p>54</text:p>
          </table:table-cell>
          <table:table-cell office:value-type="string" table:style-name="ce1">
            <text:p>imamamaulana543</text:p>
          </table:table-cell>
          <table:table-cell office:value-type="string" office:string-value="&lt;option value=&quot;54!&gt;imamamaulana543&lt;/option&gt;" table:formula="of:=&quot;&lt;option value=&quot;&quot;&quot;&amp;[.B55]&amp;&quot;!&gt;&quot;&amp;[.C55]&amp;&quot;&lt;/option&gt;&quot;" table:style-name="ce1">
            <text:p>&lt;option value="54!&gt;imamamaulana543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5" table:formula="of:=[.B55]+1" table:style-name="ce1">
            <text:p>55</text:p>
          </table:table-cell>
          <table:table-cell office:value-type="string" table:style-name="ce1">
            <text:p>JAKARTA TRUSTORE</text:p>
          </table:table-cell>
          <table:table-cell office:value-type="string" office:string-value="&lt;option value=&quot;55!&gt;JAKARTA TRUSTORE&lt;/option&gt;" table:formula="of:=&quot;&lt;option value=&quot;&quot;&quot;&amp;[.B56]&amp;&quot;!&gt;&quot;&amp;[.C56]&amp;&quot;&lt;/option&gt;&quot;" table:style-name="ce1">
            <text:p>&lt;option value="55!&gt;JAKARTA TRU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" table:formula="of:=[.B56]+1" table:style-name="ce1">
            <text:p>56</text:p>
          </table:table-cell>
          <table:table-cell office:value-type="string" table:style-name="ce1">
            <text:p>Jeans Fashion Kidz</text:p>
          </table:table-cell>
          <table:table-cell office:value-type="string" office:string-value="&lt;option value=&quot;56!&gt;Jeans Fashion Kidz&lt;/option&gt;" table:formula="of:=&quot;&lt;option value=&quot;&quot;&quot;&amp;[.B57]&amp;&quot;!&gt;&quot;&amp;[.C57]&amp;&quot;&lt;/option&gt;&quot;" table:style-name="ce1">
            <text:p>&lt;option value="56!&gt;Jeans Fashion Kidz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7" table:formula="of:=[.B57]+1" table:style-name="ce1">
            <text:p>57</text:p>
          </table:table-cell>
          <table:table-cell office:value-type="string" table:style-name="ce1">
            <text:p>Jeans Store</text:p>
          </table:table-cell>
          <table:table-cell office:value-type="string" office:string-value="&lt;option value=&quot;57!&gt;Jeans Store&lt;/option&gt;" table:formula="of:=&quot;&lt;option value=&quot;&quot;&quot;&amp;[.B58]&amp;&quot;!&gt;&quot;&amp;[.C58]&amp;&quot;&lt;/option&gt;&quot;" table:style-name="ce1">
            <text:p>&lt;option value="57!&gt;Jeans 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8" table:formula="of:=[.B58]+1" table:style-name="ce1">
            <text:p>58</text:p>
          </table:table-cell>
          <table:table-cell office:value-type="string" table:style-name="ce1">
            <text:p>Jedae Mart</text:p>
          </table:table-cell>
          <table:table-cell office:value-type="string" office:string-value="&lt;option value=&quot;58!&gt;Jedae Mart&lt;/option&gt;" table:formula="of:=&quot;&lt;option value=&quot;&quot;&quot;&amp;[.B59]&amp;&quot;!&gt;&quot;&amp;[.C59]&amp;&quot;&lt;/option&gt;&quot;" table:style-name="ce1">
            <text:p>&lt;option value="58!&gt;Jedae Mart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9" table:formula="of:=[.B59]+1" table:style-name="ce1">
            <text:p>59</text:p>
          </table:table-cell>
          <table:table-cell office:value-type="string" table:style-name="ce1">
            <text:p>JSM motor</text:p>
          </table:table-cell>
          <table:table-cell office:value-type="string" office:string-value="&lt;option value=&quot;59!&gt;JSM motor&lt;/option&gt;" table:formula="of:=&quot;&lt;option value=&quot;&quot;&quot;&amp;[.B60]&amp;&quot;!&gt;&quot;&amp;[.C60]&amp;&quot;&lt;/option&gt;&quot;" table:style-name="ce1">
            <text:p>&lt;option value="59!&gt;JSM motor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" table:formula="of:=[.B60]+1" table:style-name="ce1">
            <text:p>60</text:p>
          </table:table-cell>
          <table:table-cell office:value-type="string" table:style-name="ce1">
            <text:p>kazhilla flowers</text:p>
          </table:table-cell>
          <table:table-cell office:value-type="string" office:string-value="&lt;option value=&quot;60!&gt;kazhilla flowers&lt;/option&gt;" table:formula="of:=&quot;&lt;option value=&quot;&quot;&quot;&amp;[.B61]&amp;&quot;!&gt;&quot;&amp;[.C61]&amp;&quot;&lt;/option&gt;&quot;" table:style-name="ce1">
            <text:p>&lt;option value="60!&gt;kazhilla flowers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1" table:formula="of:=[.B61]+1" table:style-name="ce1">
            <text:p>61</text:p>
          </table:table-cell>
          <table:table-cell office:value-type="string" table:style-name="ce1">
            <text:p>KIDSPRINCESS</text:p>
          </table:table-cell>
          <table:table-cell office:value-type="string" office:string-value="&lt;option value=&quot;61!&gt;KIDSPRINCESS&lt;/option&gt;" table:formula="of:=&quot;&lt;option value=&quot;&quot;&quot;&amp;[.B62]&amp;&quot;!&gt;&quot;&amp;[.C62]&amp;&quot;&lt;/option&gt;&quot;" table:style-name="ce1">
            <text:p>&lt;option value="61!&gt;KIDSPRINCESS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2" table:formula="of:=[.B62]+1" table:style-name="ce1">
            <text:p>62</text:p>
          </table:table-cell>
          <table:table-cell office:value-type="string" table:style-name="ce1">
            <text:p>KONANG STORE</text:p>
          </table:table-cell>
          <table:table-cell office:value-type="string" office:string-value="&lt;option value=&quot;62!&gt;KONANG STORE&lt;/option&gt;" table:formula="of:=&quot;&lt;option value=&quot;&quot;&quot;&amp;[.B63]&amp;&quot;!&gt;&quot;&amp;[.C63]&amp;&quot;&lt;/option&gt;&quot;" table:style-name="ce1">
            <text:p>&lt;option value="62!&gt;KONANG 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3" table:formula="of:=[.B63]+1" table:style-name="ce1">
            <text:p>63</text:p>
          </table:table-cell>
          <table:table-cell office:value-type="string" table:style-name="ce1">
            <text:p>LetYeah Official Shop</text:p>
          </table:table-cell>
          <table:table-cell office:value-type="string" office:string-value="&lt;option value=&quot;63!&gt;LetYeah Official Shop&lt;/option&gt;" table:formula="of:=&quot;&lt;option value=&quot;&quot;&quot;&amp;[.B64]&amp;&quot;!&gt;&quot;&amp;[.C64]&amp;&quot;&lt;/option&gt;&quot;" table:style-name="ce1">
            <text:p>&lt;option value="63!&gt;LetYeah Official 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4" table:formula="of:=[.B64]+1" table:style-name="ce1">
            <text:p>64</text:p>
          </table:table-cell>
          <table:table-cell office:value-type="string" table:style-name="ce1">
            <text:p>Loa Studios</text:p>
          </table:table-cell>
          <table:table-cell office:value-type="string" office:string-value="&lt;option value=&quot;64!&gt;Loa Studios&lt;/option&gt;" table:formula="of:=&quot;&lt;option value=&quot;&quot;&quot;&amp;[.B65]&amp;&quot;!&gt;&quot;&amp;[.C65]&amp;&quot;&lt;/option&gt;&quot;" table:style-name="ce1">
            <text:p>&lt;option value="64!&gt;Loa Studios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5" table:formula="of:=[.B65]+1" table:style-name="ce1">
            <text:p>65</text:p>
          </table:table-cell>
          <table:table-cell office:value-type="string" table:style-name="ce1">
            <text:p>Lunaci Official Shop</text:p>
          </table:table-cell>
          <table:table-cell office:value-type="string" office:string-value="&lt;option value=&quot;65!&gt;Lunaci Official Shop&lt;/option&gt;" table:formula="of:=&quot;&lt;option value=&quot;&quot;&quot;&amp;[.B66]&amp;&quot;!&gt;&quot;&amp;[.C66]&amp;&quot;&lt;/option&gt;&quot;" table:style-name="ce1">
            <text:p>&lt;option value="65!&gt;Lunaci Official 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6" table:formula="of:=[.B66]+1" table:style-name="ce1">
            <text:p>66</text:p>
          </table:table-cell>
          <table:table-cell office:value-type="string" table:style-name="ce1">
            <text:p>maiva collection</text:p>
          </table:table-cell>
          <table:table-cell office:value-type="string" office:string-value="&lt;option value=&quot;66!&gt;maiva collection&lt;/option&gt;" table:formula="of:=&quot;&lt;option value=&quot;&quot;&quot;&amp;[.B67]&amp;&quot;!&gt;&quot;&amp;[.C67]&amp;&quot;&lt;/option&gt;&quot;" table:style-name="ce1">
            <text:p>&lt;option value="66!&gt;maiva collection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7" table:formula="of:=[.B67]+1" table:style-name="ce1">
            <text:p>67</text:p>
          </table:table-cell>
          <table:table-cell office:value-type="string" table:style-name="ce1">
            <text:p>Makadam Adventure Mates</text:p>
          </table:table-cell>
          <table:table-cell office:value-type="string" office:string-value="&lt;option value=&quot;67!&gt;Makadam Adventure Mates&lt;/option&gt;" table:formula="of:=&quot;&lt;option value=&quot;&quot;&quot;&amp;[.B68]&amp;&quot;!&gt;&quot;&amp;[.C68]&amp;&quot;&lt;/option&gt;&quot;" table:style-name="ce1">
            <text:p>&lt;option value="67!&gt;Makadam Adventure Mates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8" table:formula="of:=[.B68]+1" table:style-name="ce1">
            <text:p>68</text:p>
          </table:table-cell>
          <table:table-cell office:value-type="string" table:style-name="ce1">
            <text:p>Matei_ID</text:p>
          </table:table-cell>
          <table:table-cell office:value-type="string" office:string-value="&lt;option value=&quot;68!&gt;Matei_ID&lt;/option&gt;" table:formula="of:=&quot;&lt;option value=&quot;&quot;&quot;&amp;[.B69]&amp;&quot;!&gt;&quot;&amp;[.C69]&amp;&quot;&lt;/option&gt;&quot;" table:style-name="ce1">
            <text:p>&lt;option value="68!&gt;Matei_ID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9" table:formula="of:=[.B69]+1" table:style-name="ce1">
            <text:p>69</text:p>
          </table:table-cell>
          <table:table-cell office:value-type="string" table:style-name="ce1">
            <text:p>MATOYA.ID</text:p>
          </table:table-cell>
          <table:table-cell office:value-type="string" office:string-value="&lt;option value=&quot;69!&gt;MATOYA.ID&lt;/option&gt;" table:formula="of:=&quot;&lt;option value=&quot;&quot;&quot;&amp;[.B70]&amp;&quot;!&gt;&quot;&amp;[.C70]&amp;&quot;&lt;/option&gt;&quot;" table:style-name="ce1">
            <text:p>&lt;option value="69!&gt;MATOYA.ID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0" table:formula="of:=[.B70]+1" table:style-name="ce1">
            <text:p>70</text:p>
          </table:table-cell>
          <table:table-cell office:value-type="string" table:style-name="ce1">
            <text:p>MAVIA FASHON</text:p>
          </table:table-cell>
          <table:table-cell office:value-type="string" office:string-value="&lt;option value=&quot;70!&gt;MAVIA FASHON&lt;/option&gt;" table:formula="of:=&quot;&lt;option value=&quot;&quot;&quot;&amp;[.B71]&amp;&quot;!&gt;&quot;&amp;[.C71]&amp;&quot;&lt;/option&gt;&quot;" table:style-name="ce1">
            <text:p>&lt;option value="70!&gt;MAVIA FASHON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1" table:formula="of:=[.B71]+1" table:style-name="ce1">
            <text:p>71</text:p>
          </table:table-cell>
          <table:table-cell office:value-type="string" table:style-name="ce1">
            <text:p>MEN JEANS</text:p>
          </table:table-cell>
          <table:table-cell office:value-type="string" office:string-value="&lt;option value=&quot;71!&gt;MEN JEANS&lt;/option&gt;" table:formula="of:=&quot;&lt;option value=&quot;&quot;&quot;&amp;[.B72]&amp;&quot;!&gt;&quot;&amp;[.C72]&amp;&quot;&lt;/option&gt;&quot;" table:style-name="ce1">
            <text:p>&lt;option value="71!&gt;MEN JEANS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2" table:formula="of:=[.B72]+1" table:style-name="ce1">
            <text:p>72</text:p>
          </table:table-cell>
          <table:table-cell office:value-type="string" table:style-name="ce1">
            <text:p>Miabelle Official Shop</text:p>
          </table:table-cell>
          <table:table-cell office:value-type="string" office:string-value="&lt;option value=&quot;72!&gt;Miabelle Official Shop&lt;/option&gt;" table:formula="of:=&quot;&lt;option value=&quot;&quot;&quot;&amp;[.B73]&amp;&quot;!&gt;&quot;&amp;[.C73]&amp;&quot;&lt;/option&gt;&quot;" table:style-name="ce1">
            <text:p>&lt;option value="72!&gt;Miabelle Official 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3" table:formula="of:=[.B73]+1" table:style-name="ce1">
            <text:p>73</text:p>
          </table:table-cell>
          <table:table-cell office:value-type="string" table:style-name="ce1">
            <text:p>MitraMall84</text:p>
          </table:table-cell>
          <table:table-cell office:value-type="string" office:string-value="&lt;option value=&quot;73!&gt;MitraMall84&lt;/option&gt;" table:formula="of:=&quot;&lt;option value=&quot;&quot;&quot;&amp;[.B74]&amp;&quot;!&gt;&quot;&amp;[.C74]&amp;&quot;&lt;/option&gt;&quot;" table:style-name="ce1">
            <text:p>&lt;option value="73!&gt;MitraMall84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4" table:formula="of:=[.B74]+1" table:style-name="ce1">
            <text:p>74</text:p>
          </table:table-cell>
          <table:table-cell office:value-type="string" table:style-name="ce1">
            <text:p>nabila01_collection</text:p>
          </table:table-cell>
          <table:table-cell office:value-type="string" office:string-value="&lt;option value=&quot;74!&gt;nabila01_collection&lt;/option&gt;" table:formula="of:=&quot;&lt;option value=&quot;&quot;&quot;&amp;[.B75]&amp;&quot;!&gt;&quot;&amp;[.C75]&amp;&quot;&lt;/option&gt;&quot;" table:style-name="ce1">
            <text:p>&lt;option value="74!&gt;nabila01_collection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5" table:formula="of:=[.B75]+1" table:style-name="ce1">
            <text:p>75</text:p>
          </table:table-cell>
          <table:table-cell office:value-type="string" table:style-name="ce1">
            <text:p>Naturalens Official Shop</text:p>
          </table:table-cell>
          <table:table-cell office:value-type="string" office:string-value="&lt;option value=&quot;75!&gt;Naturalens Official Shop&lt;/option&gt;" table:formula="of:=&quot;&lt;option value=&quot;&quot;&quot;&amp;[.B76]&amp;&quot;!&gt;&quot;&amp;[.C76]&amp;&quot;&lt;/option&gt;&quot;" table:style-name="ce1">
            <text:p>&lt;option value="75!&gt;Naturalens Official 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6" table:formula="of:=[.B76]+1" table:style-name="ce1">
            <text:p>76</text:p>
          </table:table-cell>
          <table:table-cell office:value-type="string" table:style-name="ce1">
            <text:p>Nawasana Official Store</text:p>
          </table:table-cell>
          <table:table-cell office:value-type="string" office:string-value="&lt;option value=&quot;76!&gt;Nawasana Official Store&lt;/option&gt;" table:formula="of:=&quot;&lt;option value=&quot;&quot;&quot;&amp;[.B77]&amp;&quot;!&gt;&quot;&amp;[.C77]&amp;&quot;&lt;/option&gt;&quot;" table:style-name="ce1">
            <text:p>&lt;option value="76!&gt;Nawasana Official 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7" table:formula="of:=[.B77]+1" table:style-name="ce1">
            <text:p>77</text:p>
          </table:table-cell>
          <table:table-cell office:value-type="string" table:style-name="ce1">
            <text:p>Nice Bike</text:p>
          </table:table-cell>
          <table:table-cell office:value-type="string" office:string-value="&lt;option value=&quot;77!&gt;Nice Bike&lt;/option&gt;" table:formula="of:=&quot;&lt;option value=&quot;&quot;&quot;&amp;[.B78]&amp;&quot;!&gt;&quot;&amp;[.C78]&amp;&quot;&lt;/option&gt;&quot;" table:style-name="ce1">
            <text:p>&lt;option value="77!&gt;Nice Bik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8" table:formula="of:=[.B78]+1" table:style-name="ce1">
            <text:p>78</text:p>
          </table:table-cell>
          <table:table-cell office:value-type="string" table:style-name="ce1">
            <text:p>Niciashop</text:p>
          </table:table-cell>
          <table:table-cell office:value-type="string" office:string-value="&lt;option value=&quot;78!&gt;Niciashop&lt;/option&gt;" table:formula="of:=&quot;&lt;option value=&quot;&quot;&quot;&amp;[.B79]&amp;&quot;!&gt;&quot;&amp;[.C79]&amp;&quot;&lt;/option&gt;&quot;" table:style-name="ce1">
            <text:p>&lt;option value="78!&gt;Nicia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9" table:formula="of:=[.B79]+1" table:style-name="ce1">
            <text:p>79</text:p>
          </table:table-cell>
          <table:table-cell office:value-type="string" table:style-name="ce1">
            <text:p>Nola Muslim Wear</text:p>
          </table:table-cell>
          <table:table-cell office:value-type="string" office:string-value="&lt;option value=&quot;79!&gt;Nola Muslim Wear&lt;/option&gt;" table:formula="of:=&quot;&lt;option value=&quot;&quot;&quot;&amp;[.B80]&amp;&quot;!&gt;&quot;&amp;[.C80]&amp;&quot;&lt;/option&gt;&quot;" table:style-name="ce1">
            <text:p>&lt;option value="79!&gt;Nola Muslim Wear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0" table:formula="of:=[.B80]+1" table:style-name="ce1">
            <text:p>80</text:p>
          </table:table-cell>
          <table:table-cell office:value-type="string" table:style-name="ce1">
            <text:p>OfraStore</text:p>
          </table:table-cell>
          <table:table-cell office:value-type="string" office:string-value="&lt;option value=&quot;80!&gt;OfraStore&lt;/option&gt;" table:formula="of:=&quot;&lt;option value=&quot;&quot;&quot;&amp;[.B81]&amp;&quot;!&gt;&quot;&amp;[.C81]&amp;&quot;&lt;/option&gt;&quot;" table:style-name="ce1">
            <text:p>&lt;option value="80!&gt;Ofra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1" table:formula="of:=[.B81]+1" table:style-name="ce1">
            <text:p>81</text:p>
          </table:table-cell>
          <table:table-cell office:value-type="string" table:style-name="ce1">
            <text:p>Olshop Ayu novita</text:p>
          </table:table-cell>
          <table:table-cell office:value-type="string" office:string-value="&lt;option value=&quot;81!&gt;Olshop Ayu novita&lt;/option&gt;" table:formula="of:=&quot;&lt;option value=&quot;&quot;&quot;&amp;[.B82]&amp;&quot;!&gt;&quot;&amp;[.C82]&amp;&quot;&lt;/option&gt;&quot;" table:style-name="ce1">
            <text:p>&lt;option value="81!&gt;Olshop Ayu novita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2" table:formula="of:=[.B82]+1" table:style-name="ce1">
            <text:p>82</text:p>
          </table:table-cell>
          <table:table-cell office:value-type="string" table:style-name="ce1">
            <text:p>OpalsKitchen</text:p>
          </table:table-cell>
          <table:table-cell office:value-type="string" office:string-value="&lt;option value=&quot;82!&gt;OpalsKitchen&lt;/option&gt;" table:formula="of:=&quot;&lt;option value=&quot;&quot;&quot;&amp;[.B83]&amp;&quot;!&gt;&quot;&amp;[.C83]&amp;&quot;&lt;/option&gt;&quot;" table:style-name="ce1">
            <text:p>&lt;option value="82!&gt;OpalsKitchen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3" table:formula="of:=[.B83]+1" table:style-name="ce1">
            <text:p>83</text:p>
          </table:table-cell>
          <table:table-cell office:value-type="string" table:style-name="ce1">
            <text:p>Otobi Auto Care</text:p>
          </table:table-cell>
          <table:table-cell office:value-type="string" office:string-value="&lt;option value=&quot;83!&gt;Otobi Auto Care&lt;/option&gt;" table:formula="of:=&quot;&lt;option value=&quot;&quot;&quot;&amp;[.B84]&amp;&quot;!&gt;&quot;&amp;[.C84]&amp;&quot;&lt;/option&gt;&quot;" table:style-name="ce1">
            <text:p>&lt;option value="83!&gt;Otobi Auto Ca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4" table:formula="of:=[.B84]+1" table:style-name="ce1">
            <text:p>84</text:p>
          </table:table-cell>
          <table:table-cell office:value-type="string" table:style-name="ce1">
            <text:p>Ozi jeans</text:p>
          </table:table-cell>
          <table:table-cell office:value-type="string" office:string-value="&lt;option value=&quot;84!&gt;Ozi jeans&lt;/option&gt;" table:formula="of:=&quot;&lt;option value=&quot;&quot;&quot;&amp;[.B85]&amp;&quot;!&gt;&quot;&amp;[.C85]&amp;&quot;&lt;/option&gt;&quot;" table:style-name="ce1">
            <text:p>&lt;option value="84!&gt;Ozi jeans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5" table:formula="of:=[.B85]+1" table:style-name="ce1">
            <text:p>85</text:p>
          </table:table-cell>
          <table:table-cell office:value-type="string" table:style-name="ce1">
            <text:p>pinponbabyshop</text:p>
          </table:table-cell>
          <table:table-cell office:value-type="string" office:string-value="&lt;option value=&quot;85!&gt;pinponbabyshop&lt;/option&gt;" table:formula="of:=&quot;&lt;option value=&quot;&quot;&quot;&amp;[.B86]&amp;&quot;!&gt;&quot;&amp;[.C86]&amp;&quot;&lt;/option&gt;&quot;" table:style-name="ce1">
            <text:p>&lt;option value="85!&gt;pinponbaby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6" table:formula="of:=[.B86]+1" table:style-name="ce1">
            <text:p>86</text:p>
          </table:table-cell>
          <table:table-cell office:value-type="string" table:style-name="ce1">
            <text:p>PT ASTRA SEDAYA FINANCE</text:p>
          </table:table-cell>
          <table:table-cell office:value-type="string" office:string-value="&lt;option value=&quot;86!&gt;PT ASTRA SEDAYA FINANCE&lt;/option&gt;" table:formula="of:=&quot;&lt;option value=&quot;&quot;&quot;&amp;[.B87]&amp;&quot;!&gt;&quot;&amp;[.C87]&amp;&quot;&lt;/option&gt;&quot;" table:style-name="ce1">
            <text:p>&lt;option value="86!&gt;PT ASTRA SEDAYA FINANC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7" table:formula="of:=[.B87]+1" table:style-name="ce1">
            <text:p>87</text:p>
          </table:table-cell>
          <table:table-cell office:value-type="string" table:style-name="ce1">
            <text:p>Queen Salfa</text:p>
          </table:table-cell>
          <table:table-cell office:value-type="string" office:string-value="&lt;option value=&quot;87!&gt;Queen Salfa&lt;/option&gt;" table:formula="of:=&quot;&lt;option value=&quot;&quot;&quot;&amp;[.B88]&amp;&quot;!&gt;&quot;&amp;[.C88]&amp;&quot;&lt;/option&gt;&quot;" table:style-name="ce1">
            <text:p>&lt;option value="87!&gt;Queen Salfa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8" table:formula="of:=[.B88]+1" table:style-name="ce1">
            <text:p>88</text:p>
          </table:table-cell>
          <table:table-cell office:value-type="string" table:style-name="ce1">
            <text:p>Rahma collection id</text:p>
          </table:table-cell>
          <table:table-cell office:value-type="string" office:string-value="&lt;option value=&quot;88!&gt;Rahma collection id&lt;/option&gt;" table:formula="of:=&quot;&lt;option value=&quot;&quot;&quot;&amp;[.B89]&amp;&quot;!&gt;&quot;&amp;[.C89]&amp;&quot;&lt;/option&gt;&quot;" table:style-name="ce1">
            <text:p>&lt;option value="88!&gt;Rahma collection id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9" table:formula="of:=[.B89]+1" table:style-name="ce1">
            <text:p>89</text:p>
          </table:table-cell>
          <table:table-cell office:value-type="string" table:style-name="ce1">
            <text:p>RESTU COLLETION</text:p>
          </table:table-cell>
          <table:table-cell office:value-type="string" office:string-value="&lt;option value=&quot;89!&gt;RESTU COLLETION&lt;/option&gt;" table:formula="of:=&quot;&lt;option value=&quot;&quot;&quot;&amp;[.B90]&amp;&quot;!&gt;&quot;&amp;[.C90]&amp;&quot;&lt;/option&gt;&quot;" table:style-name="ce1">
            <text:p>&lt;option value="89!&gt;RESTU COLLETION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0" table:formula="of:=[.B90]+1" table:style-name="ce1">
            <text:p>90</text:p>
          </table:table-cell>
          <table:table-cell office:value-type="string" table:style-name="ce1">
            <text:p>Rocket Store Jakarta</text:p>
          </table:table-cell>
          <table:table-cell office:value-type="string" office:string-value="&lt;option value=&quot;90!&gt;Rocket Store Jakarta&lt;/option&gt;" table:formula="of:=&quot;&lt;option value=&quot;&quot;&quot;&amp;[.B91]&amp;&quot;!&gt;&quot;&amp;[.C91]&amp;&quot;&lt;/option&gt;&quot;" table:style-name="ce1">
            <text:p>&lt;option value="90!&gt;Rocket Store Jakarta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1" table:formula="of:=[.B91]+1" table:style-name="ce1">
            <text:p>91</text:p>
          </table:table-cell>
          <table:table-cell office:value-type="string" table:style-name="ce1">
            <text:p>Roegan Official Shop</text:p>
          </table:table-cell>
          <table:table-cell office:value-type="string" office:string-value="&lt;option value=&quot;91!&gt;Roegan Official Shop&lt;/option&gt;" table:formula="of:=&quot;&lt;option value=&quot;&quot;&quot;&amp;[.B92]&amp;&quot;!&gt;&quot;&amp;[.C92]&amp;&quot;&lt;/option&gt;&quot;" table:style-name="ce1">
            <text:p>&lt;option value="91!&gt;Roegan Official 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2" table:formula="of:=[.B92]+1" table:style-name="ce1">
            <text:p>92</text:p>
          </table:table-cell>
          <table:table-cell office:value-type="string" table:style-name="ce1">
            <text:p>Saadah Collection</text:p>
          </table:table-cell>
          <table:table-cell office:value-type="string" office:string-value="&lt;option value=&quot;92!&gt;Saadah Collection&lt;/option&gt;" table:formula="of:=&quot;&lt;option value=&quot;&quot;&quot;&amp;[.B93]&amp;&quot;!&gt;&quot;&amp;[.C93]&amp;&quot;&lt;/option&gt;&quot;" table:style-name="ce1">
            <text:p>&lt;option value="92!&gt;Saadah Collection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3" table:formula="of:=[.B93]+1" table:style-name="ce1">
            <text:p>93</text:p>
          </table:table-cell>
          <table:table-cell office:value-type="string" table:style-name="ce1">
            <text:p>SAKAL <text:s/>Official Shop</text:p>
          </table:table-cell>
          <table:table-cell office:value-type="string" office:string-value="&lt;option value=&quot;93!&gt;SAKAL  Official Shop&lt;/option&gt;" table:formula="of:=&quot;&lt;option value=&quot;&quot;&quot;&amp;[.B94]&amp;&quot;!&gt;&quot;&amp;[.C94]&amp;&quot;&lt;/option&gt;&quot;" table:style-name="ce1">
            <text:p>&lt;option value="93!&gt;SAKAL <text:s/>Official 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4" table:formula="of:=[.B94]+1" table:style-name="ce1">
            <text:p>94</text:p>
          </table:table-cell>
          <table:table-cell office:value-type="string" table:style-name="ce1">
            <text:p>Sanjaya Book store 2</text:p>
          </table:table-cell>
          <table:table-cell office:value-type="string" office:string-value="&lt;option value=&quot;94!&gt;Sanjaya Book store 2&lt;/option&gt;" table:formula="of:=&quot;&lt;option value=&quot;&quot;&quot;&amp;[.B95]&amp;&quot;!&gt;&quot;&amp;[.C95]&amp;&quot;&lt;/option&gt;&quot;" table:style-name="ce1">
            <text:p>&lt;option value="94!&gt;Sanjaya Book store 2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5" table:formula="of:=[.B95]+1" table:style-name="ce1">
            <text:p>95</text:p>
          </table:table-cell>
          <table:table-cell office:value-type="string" table:style-name="ce1">
            <text:p>Saturdays Lifestyle</text:p>
          </table:table-cell>
          <table:table-cell office:value-type="string" office:string-value="&lt;option value=&quot;95!&gt;Saturdays Lifestyle&lt;/option&gt;" table:formula="of:=&quot;&lt;option value=&quot;&quot;&quot;&amp;[.B96]&amp;&quot;!&gt;&quot;&amp;[.C96]&amp;&quot;&lt;/option&gt;&quot;" table:style-name="ce1">
            <text:p>&lt;option value="95!&gt;Saturdays Lifestyl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6" table:formula="of:=[.B96]+1" table:style-name="ce1">
            <text:p>96</text:p>
          </table:table-cell>
          <table:table-cell office:value-type="string" table:style-name="ce1">
            <text:p>Scent Addict</text:p>
          </table:table-cell>
          <table:table-cell office:value-type="string" office:string-value="&lt;option value=&quot;96!&gt;Scent Addict&lt;/option&gt;" table:formula="of:=&quot;&lt;option value=&quot;&quot;&quot;&amp;[.B97]&amp;&quot;!&gt;&quot;&amp;[.C97]&amp;&quot;&lt;/option&gt;&quot;" table:style-name="ce1">
            <text:p>&lt;option value="96!&gt;Scent Addict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7" table:formula="of:=[.B97]+1" table:style-name="ce1">
            <text:p>97</text:p>
          </table:table-cell>
          <table:table-cell office:value-type="string" table:style-name="ce1">
            <text:p>Shabani Official</text:p>
          </table:table-cell>
          <table:table-cell office:value-type="string" office:string-value="&lt;option value=&quot;97!&gt;Shabani Official&lt;/option&gt;" table:formula="of:=&quot;&lt;option value=&quot;&quot;&quot;&amp;[.B98]&amp;&quot;!&gt;&quot;&amp;[.C98]&amp;&quot;&lt;/option&gt;&quot;" table:style-name="ce1">
            <text:p>&lt;option value="97!&gt;Shabani Official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8" table:formula="of:=[.B98]+1" table:style-name="ce1">
            <text:p>98</text:p>
          </table:table-cell>
          <table:table-cell office:value-type="string" table:style-name="ce1">
            <text:p>Sido Muncul Official Store</text:p>
          </table:table-cell>
          <table:table-cell office:value-type="string" office:string-value="&lt;option value=&quot;98!&gt;Sido Muncul Official Store&lt;/option&gt;" table:formula="of:=&quot;&lt;option value=&quot;&quot;&quot;&amp;[.B99]&amp;&quot;!&gt;&quot;&amp;[.C99]&amp;&quot;&lt;/option&gt;&quot;" table:style-name="ce1">
            <text:p>&lt;option value="98!&gt;Sido Muncul Official 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9" table:formula="of:=[.B99]+1" table:style-name="ce1">
            <text:p>99</text:p>
          </table:table-cell>
          <table:table-cell office:value-type="string" table:style-name="ce1">
            <text:p>Skinbeautyjktt</text:p>
          </table:table-cell>
          <table:table-cell office:value-type="string" office:string-value="&lt;option value=&quot;99!&gt;Skinbeautyjktt&lt;/option&gt;" table:formula="of:=&quot;&lt;option value=&quot;&quot;&quot;&amp;[.B100]&amp;&quot;!&gt;&quot;&amp;[.C100]&amp;&quot;&lt;/option&gt;&quot;" table:style-name="ce1">
            <text:p>&lt;option value="99!&gt;Skinbeautyjktt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0" table:formula="of:=[.B100]+1" table:style-name="ce1">
            <text:p>100</text:p>
          </table:table-cell>
          <table:table-cell office:value-type="string" table:style-name="ce1">
            <text:p>Skincareehousee</text:p>
          </table:table-cell>
          <table:table-cell office:value-type="string" office:string-value="&lt;option value=&quot;100!&gt;Skincareehousee&lt;/option&gt;" table:formula="of:=&quot;&lt;option value=&quot;&quot;&quot;&amp;[.B101]&amp;&quot;!&gt;&quot;&amp;[.C101]&amp;&quot;&lt;/option&gt;&quot;" table:style-name="ce1">
            <text:p>&lt;option value="100!&gt;Skincareehouse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" table:formula="of:=[.B101]+1" table:style-name="ce1">
            <text:p>101</text:p>
          </table:table-cell>
          <table:table-cell office:value-type="string" table:style-name="ce1">
            <text:p>SPESIALIS STORE (RESMI)</text:p>
          </table:table-cell>
          <table:table-cell office:value-type="string" office:string-value="&lt;option value=&quot;101!&gt;SPESIALIS STORE (RESMI)&lt;/option&gt;" table:formula="of:=&quot;&lt;option value=&quot;&quot;&quot;&amp;[.B102]&amp;&quot;!&gt;&quot;&amp;[.C102]&amp;&quot;&lt;/option&gt;&quot;" table:style-name="ce1">
            <text:p>&lt;option value="101!&gt;SPESIALIS STORE (RESMI)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2" table:formula="of:=[.B102]+1" table:style-name="ce1">
            <text:p>102</text:p>
          </table:table-cell>
          <table:table-cell office:value-type="string" table:style-name="ce1">
            <text:p>sugitoys</text:p>
          </table:table-cell>
          <table:table-cell office:value-type="string" office:string-value="&lt;option value=&quot;102!&gt;sugitoys&lt;/option&gt;" table:formula="of:=&quot;&lt;option value=&quot;&quot;&quot;&amp;[.B103]&amp;&quot;!&gt;&quot;&amp;[.C103]&amp;&quot;&lt;/option&gt;&quot;" table:style-name="ce1">
            <text:p>&lt;option value="102!&gt;sugitoys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3" table:formula="of:=[.B103]+1" table:style-name="ce1">
            <text:p>103</text:p>
          </table:table-cell>
          <table:table-cell office:value-type="string" table:style-name="ce1">
            <text:p>Sundy Watch</text:p>
          </table:table-cell>
          <table:table-cell office:value-type="string" office:string-value="&lt;option value=&quot;103!&gt;Sundy Watch&lt;/option&gt;" table:formula="of:=&quot;&lt;option value=&quot;&quot;&quot;&amp;[.B104]&amp;&quot;!&gt;&quot;&amp;[.C104]&amp;&quot;&lt;/option&gt;&quot;" table:style-name="ce1">
            <text:p>&lt;option value="103!&gt;Sundy Watch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4" table:formula="of:=[.B104]+1" table:style-name="ce1">
            <text:p>104</text:p>
          </table:table-cell>
          <table:table-cell office:value-type="string" table:style-name="ce1">
            <text:p>Supplier Kaos ID</text:p>
          </table:table-cell>
          <table:table-cell office:value-type="string" office:string-value="&lt;option value=&quot;104!&gt;Supplier Kaos ID&lt;/option&gt;" table:formula="of:=&quot;&lt;option value=&quot;&quot;&quot;&amp;[.B105]&amp;&quot;!&gt;&quot;&amp;[.C105]&amp;&quot;&lt;/option&gt;&quot;" table:style-name="ce1">
            <text:p>&lt;option value="104!&gt;Supplier Kaos ID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5" table:formula="of:=[.B105]+1" table:style-name="ce1">
            <text:p>105</text:p>
          </table:table-cell>
          <table:table-cell office:value-type="string" table:style-name="ce1">
            <text:p>tageh store</text:p>
          </table:table-cell>
          <table:table-cell office:value-type="string" office:string-value="&lt;option value=&quot;105!&gt;tageh store&lt;/option&gt;" table:formula="of:=&quot;&lt;option value=&quot;&quot;&quot;&amp;[.B106]&amp;&quot;!&gt;&quot;&amp;[.C106]&amp;&quot;&lt;/option&gt;&quot;" table:style-name="ce1">
            <text:p>&lt;option value="105!&gt;tageh 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6" table:formula="of:=[.B106]+1" table:style-name="ce1">
            <text:p>106</text:p>
          </table:table-cell>
          <table:table-cell office:value-type="string" table:style-name="ce1">
            <text:p>Tampofamily</text:p>
          </table:table-cell>
          <table:table-cell office:value-type="string" office:string-value="&lt;option value=&quot;106!&gt;Tampofamily&lt;/option&gt;" table:formula="of:=&quot;&lt;option value=&quot;&quot;&quot;&amp;[.B107]&amp;&quot;!&gt;&quot;&amp;[.C107]&amp;&quot;&lt;/option&gt;&quot;" table:style-name="ce1">
            <text:p>&lt;option value="106!&gt;Tampofamily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7" table:formula="of:=[.B107]+1" table:style-name="ce1">
            <text:p>107</text:p>
          </table:table-cell>
          <table:table-cell office:value-type="string" table:style-name="ce1">
            <text:p>TBTRajo Online</text:p>
          </table:table-cell>
          <table:table-cell office:value-type="string" office:string-value="&lt;option value=&quot;107!&gt;TBTRajo Online&lt;/option&gt;" table:formula="of:=&quot;&lt;option value=&quot;&quot;&quot;&amp;[.B108]&amp;&quot;!&gt;&quot;&amp;[.C108]&amp;&quot;&lt;/option&gt;&quot;" table:style-name="ce1">
            <text:p>&lt;option value="107!&gt;TBTRajo Onlin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8" table:formula="of:=[.B108]+1" table:style-name="ce1">
            <text:p>108</text:p>
          </table:table-cell>
          <table:table-cell office:value-type="string" table:style-name="ce1">
            <text:p>Timely.ID</text:p>
          </table:table-cell>
          <table:table-cell office:value-type="string" office:string-value="&lt;option value=&quot;108!&gt;Timely.ID&lt;/option&gt;" table:formula="of:=&quot;&lt;option value=&quot;&quot;&quot;&amp;[.B109]&amp;&quot;!&gt;&quot;&amp;[.C109]&amp;&quot;&lt;/option&gt;&quot;" table:style-name="ce1">
            <text:p>&lt;option value="108!&gt;Timely.ID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9" table:formula="of:=[.B109]+1" table:style-name="ce1">
            <text:p>109</text:p>
          </table:table-cell>
          <table:table-cell office:value-type="string" table:style-name="ce1">
            <text:p>Tina colletion</text:p>
          </table:table-cell>
          <table:table-cell office:value-type="string" office:string-value="&lt;option value=&quot;109!&gt;Tina colletion&lt;/option&gt;" table:formula="of:=&quot;&lt;option value=&quot;&quot;&quot;&amp;[.B110]&amp;&quot;!&gt;&quot;&amp;[.C110]&amp;&quot;&lt;/option&gt;&quot;" table:style-name="ce1">
            <text:p>&lt;option value="109!&gt;Tina colletion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" table:formula="of:=[.B110]+1" table:style-name="ce1">
            <text:p>110</text:p>
          </table:table-cell>
          <table:table-cell office:value-type="string" table:style-name="ce1">
            <text:p>Tokaed Official Shop</text:p>
          </table:table-cell>
          <table:table-cell office:value-type="string" office:string-value="&lt;option value=&quot;110!&gt;Tokaed Official Shop&lt;/option&gt;" table:formula="of:=&quot;&lt;option value=&quot;&quot;&quot;&amp;[.B111]&amp;&quot;!&gt;&quot;&amp;[.C111]&amp;&quot;&lt;/option&gt;&quot;" table:style-name="ce1">
            <text:p>&lt;option value="110!&gt;Tokaed Official 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1" table:formula="of:=[.B111]+1" table:style-name="ce1">
            <text:p>111</text:p>
          </table:table-cell>
          <table:table-cell office:value-type="string" table:style-name="ce1">
            <text:p>Toko kebaya online</text:p>
          </table:table-cell>
          <table:table-cell office:value-type="string" office:string-value="&lt;option value=&quot;111!&gt;Toko kebaya online&lt;/option&gt;" table:formula="of:=&quot;&lt;option value=&quot;&quot;&quot;&amp;[.B112]&amp;&quot;!&gt;&quot;&amp;[.C112]&amp;&quot;&lt;/option&gt;&quot;" table:style-name="ce1">
            <text:p>&lt;option value="111!&gt;Toko kebaya onlin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2" table:formula="of:=[.B112]+1" table:style-name="ce1">
            <text:p>112</text:p>
          </table:table-cell>
          <table:table-cell office:value-type="string" table:style-name="ce1">
            <text:p>Toko Sprei Momo</text:p>
          </table:table-cell>
          <table:table-cell office:value-type="string" office:string-value="&lt;option value=&quot;112!&gt;Toko Sprei Momo&lt;/option&gt;" table:formula="of:=&quot;&lt;option value=&quot;&quot;&quot;&amp;[.B113]&amp;&quot;!&gt;&quot;&amp;[.C113]&amp;&quot;&lt;/option&gt;&quot;" table:style-name="ce1">
            <text:p>&lt;option value="112!&gt;Toko Sprei Momo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3" table:formula="of:=[.B113]+1" table:style-name="ce1">
            <text:p>113</text:p>
          </table:table-cell>
          <table:table-cell office:value-type="string" table:style-name="ce1">
            <text:p>Tokoharky</text:p>
          </table:table-cell>
          <table:table-cell office:value-type="string" office:string-value="&lt;option value=&quot;113!&gt;Tokoharky&lt;/option&gt;" table:formula="of:=&quot;&lt;option value=&quot;&quot;&quot;&amp;[.B114]&amp;&quot;!&gt;&quot;&amp;[.C114]&amp;&quot;&lt;/option&gt;&quot;" table:style-name="ce1">
            <text:p>&lt;option value="113!&gt;Tokoharky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4" table:formula="of:=[.B114]+1" table:style-name="ce1">
            <text:p>114</text:p>
          </table:table-cell>
          <table:table-cell office:value-type="string" table:style-name="ce1">
            <text:p>Tokokebayaonline</text:p>
          </table:table-cell>
          <table:table-cell office:value-type="string" office:string-value="&lt;option value=&quot;114!&gt;Tokokebayaonline&lt;/option&gt;" table:formula="of:=&quot;&lt;option value=&quot;&quot;&quot;&amp;[.B115]&amp;&quot;!&gt;&quot;&amp;[.C115]&amp;&quot;&lt;/option&gt;&quot;" table:style-name="ce1">
            <text:p>&lt;option value="114!&gt;Tokokebayaonlin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5" table:formula="of:=[.B115]+1" table:style-name="ce1">
            <text:p>115</text:p>
          </table:table-cell>
          <table:table-cell office:value-type="string" table:style-name="ce1">
            <text:p>UMI SHOPPING</text:p>
          </table:table-cell>
          <table:table-cell office:value-type="string" office:string-value="&lt;option value=&quot;115!&gt;UMI SHOPPING&lt;/option&gt;" table:formula="of:=&quot;&lt;option value=&quot;&quot;&quot;&amp;[.B116]&amp;&quot;!&gt;&quot;&amp;[.C116]&amp;&quot;&lt;/option&gt;&quot;" table:style-name="ce1">
            <text:p>&lt;option value="115!&gt;UMI SHOPPING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6" table:formula="of:=[.B116]+1" table:style-name="ce1">
            <text:p>116</text:p>
          </table:table-cell>
          <table:table-cell office:value-type="string" table:style-name="ce1">
            <text:p>Vanessa toys</text:p>
          </table:table-cell>
          <table:table-cell office:value-type="string" office:string-value="&lt;option value=&quot;116!&gt;Vanessa toys&lt;/option&gt;" table:formula="of:=&quot;&lt;option value=&quot;&quot;&quot;&amp;[.B117]&amp;&quot;!&gt;&quot;&amp;[.C117]&amp;&quot;&lt;/option&gt;&quot;" table:style-name="ce1">
            <text:p>&lt;option value="116!&gt;Vanessa toys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7" table:formula="of:=[.B117]+1" table:style-name="ce1">
            <text:p>117</text:p>
          </table:table-cell>
          <table:table-cell office:value-type="string" table:style-name="ce1">
            <text:p>Vape WareHouse</text:p>
          </table:table-cell>
          <table:table-cell office:value-type="string" office:string-value="&lt;option value=&quot;117!&gt;Vape WareHouse&lt;/option&gt;" table:formula="of:=&quot;&lt;option value=&quot;&quot;&quot;&amp;[.B118]&amp;&quot;!&gt;&quot;&amp;[.C118]&amp;&quot;&lt;/option&gt;&quot;" table:style-name="ce1">
            <text:p>&lt;option value="117!&gt;Vape WareHous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8" table:formula="of:=[.B118]+1" table:style-name="ce1">
            <text:p>118</text:p>
          </table:table-cell>
          <table:table-cell office:value-type="string" table:style-name="ce1">
            <text:p>venomousplague</text:p>
          </table:table-cell>
          <table:table-cell office:value-type="string" office:string-value="&lt;option value=&quot;118!&gt;venomousplague&lt;/option&gt;" table:formula="of:=&quot;&lt;option value=&quot;&quot;&quot;&amp;[.B119]&amp;&quot;!&gt;&quot;&amp;[.C119]&amp;&quot;&lt;/option&gt;&quot;" table:style-name="ce1">
            <text:p>&lt;option value="118!&gt;venomousplagu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9" table:formula="of:=[.B119]+1" table:style-name="ce1">
            <text:p>119</text:p>
          </table:table-cell>
          <table:table-cell office:value-type="string" table:style-name="ce1">
            <text:p>VICLOOK Official Store</text:p>
          </table:table-cell>
          <table:table-cell office:value-type="string" office:string-value="&lt;option value=&quot;119!&gt;VICLOOK Official Store&lt;/option&gt;" table:formula="of:=&quot;&lt;option value=&quot;&quot;&quot;&amp;[.B120]&amp;&quot;!&gt;&quot;&amp;[.C120]&amp;&quot;&lt;/option&gt;&quot;" table:style-name="ce1">
            <text:p>&lt;option value="119!&gt;VICLOOK Official 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" table:formula="of:=[.B120]+1" table:style-name="ce1">
            <text:p>120</text:p>
          </table:table-cell>
          <table:table-cell office:value-type="string" table:style-name="ce1">
            <text:p>Virgo_Beauty_Shop</text:p>
          </table:table-cell>
          <table:table-cell office:value-type="string" office:string-value="&lt;option value=&quot;120!&gt;Virgo_Beauty_Shop&lt;/option&gt;" table:formula="of:=&quot;&lt;option value=&quot;&quot;&quot;&amp;[.B121]&amp;&quot;!&gt;&quot;&amp;[.C121]&amp;&quot;&lt;/option&gt;&quot;" table:style-name="ce1">
            <text:p>&lt;option value="120!&gt;Virgo_Beauty_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1" table:formula="of:=[.B121]+1" table:style-name="ce1">
            <text:p>121</text:p>
          </table:table-cell>
          <table:table-cell office:value-type="string" table:style-name="ce1">
            <text:p>WAFAM TOKO ALAT CUKUR RAMBUT</text:p>
          </table:table-cell>
          <table:table-cell office:value-type="string" office:string-value="&lt;option value=&quot;121!&gt;WAFAM TOKO ALAT CUKUR RAMBUT&lt;/option&gt;" table:formula="of:=&quot;&lt;option value=&quot;&quot;&quot;&amp;[.B122]&amp;&quot;!&gt;&quot;&amp;[.C122]&amp;&quot;&lt;/option&gt;&quot;" table:style-name="ce1">
            <text:p>&lt;option value="121!&gt;WAFAM TOKO ALAT CUKUR RAMBUT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2" table:formula="of:=[.B122]+1" table:style-name="ce1">
            <text:p>122</text:p>
          </table:table-cell>
          <table:table-cell office:value-type="string" table:style-name="ce1">
            <text:p>Waiwai Clutch Official Shop</text:p>
          </table:table-cell>
          <table:table-cell office:value-type="string" office:string-value="&lt;option value=&quot;122!&gt;Waiwai Clutch Official Shop&lt;/option&gt;" table:formula="of:=&quot;&lt;option value=&quot;&quot;&quot;&amp;[.B123]&amp;&quot;!&gt;&quot;&amp;[.C123]&amp;&quot;&lt;/option&gt;&quot;" table:style-name="ce1">
            <text:p>&lt;option value="122!&gt;Waiwai Clutch Official 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3" table:formula="of:=[.B123]+1" table:style-name="ce1">
            <text:p>123</text:p>
          </table:table-cell>
          <table:table-cell office:value-type="string" table:style-name="ce1">
            <text:p>Watch Expert</text:p>
          </table:table-cell>
          <table:table-cell office:value-type="string" office:string-value="&lt;option value=&quot;123!&gt;Watch Expert&lt;/option&gt;" table:formula="of:=&quot;&lt;option value=&quot;&quot;&quot;&amp;[.B124]&amp;&quot;!&gt;&quot;&amp;[.C124]&amp;&quot;&lt;/option&gt;&quot;" table:style-name="ce1">
            <text:p>&lt;option value="123!&gt;Watch Expert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4" table:formula="of:=[.B124]+1" table:style-name="ce1">
            <text:p>124</text:p>
          </table:table-cell>
          <table:table-cell office:value-type="string" table:style-name="ce1">
            <text:p>WATCHMESTORE</text:p>
          </table:table-cell>
          <table:table-cell office:value-type="string" office:string-value="&lt;option value=&quot;124!&gt;WATCHMESTORE&lt;/option&gt;" table:formula="of:=&quot;&lt;option value=&quot;&quot;&quot;&amp;[.B125]&amp;&quot;!&gt;&quot;&amp;[.C125]&amp;&quot;&lt;/option&gt;&quot;" table:style-name="ce1">
            <text:p>&lt;option value="124!&gt;WATCHME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5" table:formula="of:=[.B125]+1" table:style-name="ce1">
            <text:p>125</text:p>
          </table:table-cell>
          <table:table-cell office:value-type="string" table:style-name="ce1">
            <text:p>WULAN BINTANG SHOP</text:p>
          </table:table-cell>
          <table:table-cell office:value-type="string" office:string-value="&lt;option value=&quot;125!&gt;WULAN BINTANG SHOP&lt;/option&gt;" table:formula="of:=&quot;&lt;option value=&quot;&quot;&quot;&amp;[.B126]&amp;&quot;!&gt;&quot;&amp;[.C126]&amp;&quot;&lt;/option&gt;&quot;" table:style-name="ce1">
            <text:p>&lt;option value="125!&gt;WULAN BINTANG SHOP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6" table:formula="of:=[.B126]+1" table:style-name="ce1">
            <text:p>126</text:p>
          </table:table-cell>
          <table:table-cell office:value-type="string" table:style-name="ce1">
            <text:p>YD_Store99</text:p>
          </table:table-cell>
          <table:table-cell office:value-type="string" office:string-value="&lt;option value=&quot;126!&gt;YD_Store99&lt;/option&gt;" table:formula="of:=&quot;&lt;option value=&quot;&quot;&quot;&amp;[.B127]&amp;&quot;!&gt;&quot;&amp;[.C127]&amp;&quot;&lt;/option&gt;&quot;" table:style-name="ce1">
            <text:p>&lt;option value="126!&gt;YD_Store99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7" table:formula="of:=[.B127]+1" table:style-name="ce1">
            <text:p>127</text:p>
          </table:table-cell>
          <table:table-cell office:value-type="string" table:style-name="ce1">
            <text:p>YUALSTORE</text:p>
          </table:table-cell>
          <table:table-cell office:value-type="string" office:string-value="&lt;option value=&quot;127!&gt;YUALSTORE&lt;/option&gt;" table:formula="of:=&quot;&lt;option value=&quot;&quot;&quot;&amp;[.B128]&amp;&quot;!&gt;&quot;&amp;[.C128]&amp;&quot;&lt;/option&gt;&quot;" table:style-name="ce1">
            <text:p>&lt;option value="127!&gt;YUAL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8" table:formula="of:=[.B128]+1" table:style-name="ce1">
            <text:p>128</text:p>
          </table:table-cell>
          <table:table-cell office:value-type="string" table:style-name="ce1">
            <text:p>YUNNA_SSTORE</text:p>
          </table:table-cell>
          <table:table-cell office:value-type="string" office:string-value="&lt;option value=&quot;128!&gt;YUNNA_SSTORE&lt;/option&gt;" table:formula="of:=&quot;&lt;option value=&quot;&quot;&quot;&amp;[.B129]&amp;&quot;!&gt;&quot;&amp;[.C129]&amp;&quot;&lt;/option&gt;&quot;" table:style-name="ce1">
            <text:p>&lt;option value="128!&gt;YUNNA_SSTORE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9" table:formula="of:=[.B129]+1" table:style-name="ce1">
            <text:p>129</text:p>
          </table:table-cell>
          <table:table-cell office:value-type="string" table:style-name="ce1">
            <text:p>zoeyden cast</text:p>
          </table:table-cell>
          <table:table-cell office:value-type="string" office:string-value="&lt;option value=&quot;129!&gt;zoeyden cast&lt;/option&gt;" table:formula="of:=&quot;&lt;option value=&quot;&quot;&quot;&amp;[.B130]&amp;&quot;!&gt;&quot;&amp;[.C130]&amp;&quot;&lt;/option&gt;&quot;" table:style-name="ce1">
            <text:p>&lt;option value="129!&gt;zoeyden cast&lt;/option&gt;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" table:formula="of:=[.B130]+1" table:style-name="ce1">
            <text:p>130</text:p>
          </table:table-cell>
          <table:table-cell office:value-type="string" table:style-name="ce1">
            <text:p>Zumee Thrift Store</text:p>
          </table:table-cell>
          <table:table-cell office:value-type="string" office:string-value="&lt;option value=&quot;130!&gt;Zumee Thrift Store&lt;/option&gt;" table:formula="of:=&quot;&lt;option value=&quot;&quot;&quot;&amp;[.B131]&amp;&quot;!&gt;&quot;&amp;[.C131]&amp;&quot;&lt;/option&gt;&quot;" table:style-name="ce1">
            <text:p>&lt;option value="130!&gt;Zumee Thrift Store&lt;/option&gt;</text:p>
          </table:table-cell>
          <table:table-cell table:number-columns-repeated="16380"/>
        </table:table-row>
        <table:table-row table:number-rows-repeated="10484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atius Hermawan</meta:initial-creator>
    <dc:creator>Latius Hermawan</dc:creator>
    <meta:creation-date>2023-07-30T11:06:27Z</meta:creation-date>
    <dc:date>2023-07-30T12:01:02Z</dc:date>
  </office:meta>
</office:document-meta>
</file>